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ohit Devanagari1" svg:font-family="'Lohit Devanagari'"/>
    <style:font-face style:name="arial" svg:font-family="arial, sans-serif"/>
    <style:font-face style:name="courier new" svg:font-family="'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5pt" style:font-size-asian="15pt" style:font-size-complex="15pt"/>
    </style:style>
    <style:style style:name="P2" style:family="paragraph" style:parent-style-name="Standard">
      <style:paragraph-properties fo:margin-left="0.25in" fo:margin-right="0in" fo:text-align="justify" style:justify-single-word="false" fo:text-indent="0in" style:auto-text-indent="false"/>
      <style:text-properties fo:font-size="15pt" fo:font-weight="bold" style:font-size-asian="15pt" style:font-size-complex="15pt"/>
    </style:style>
    <style:style style:name="P3" style:family="paragraph" style:parent-style-name="Standard">
      <style:paragraph-properties fo:margin-left="0.25in" fo:margin-right="0in" fo:margin-top="0in" fo:margin-bottom="0.1965in" loext:contextual-spacing="false" fo:text-align="justify" style:justify-single-word="false" fo:text-indent="0in" style:auto-text-indent="false"/>
      <style:text-properties fo:font-size="15pt" officeooo:paragraph-rsid="000f38ef" style:font-size-asian="15pt" style:font-size-complex="15pt"/>
    </style:style>
    <style:style style:name="P4" style:family="paragraph" style:parent-style-name="Standard">
      <style:paragraph-properties fo:margin-left="0in" fo:margin-right="0in" fo:text-align="justify" style:justify-single-word="false" fo:text-indent="0in" style:auto-text-indent="false"/>
      <style:text-properties fo:font-size="15pt" style:font-size-asian="15pt" style:font-size-complex="15pt"/>
    </style:style>
    <style:style style:name="P5" style:family="paragraph" style:parent-style-name="Standard">
      <style:paragraph-properties fo:margin-top="0in" fo:margin-bottom="0.1965in" loext:contextual-spacing="false" fo:text-align="justify" style:justify-single-word="false" style:writing-mode="lr-tb"/>
      <style:text-properties fo:font-size="15pt" fo:font-weight="bold" style:font-size-asian="15pt" style:font-size-complex="15pt"/>
    </style:style>
    <style:style style:name="P6" style:family="paragraph" style:parent-style-name="Standard">
      <style:paragraph-properties fo:margin-top="0in" fo:margin-bottom="0.1965in" loext:contextual-spacing="false" fo:text-align="justify" style:justify-single-word="false" style:writing-mode="lr-tb"/>
      <style:text-properties fo:font-size="15pt" style:font-size-asian="15pt" style:font-size-complex="15pt"/>
    </style:style>
    <style:style style:name="P7" style:family="paragraph" style:parent-style-name="Standard">
      <style:paragraph-properties fo:text-align="justify" style:justify-single-word="false" style:writing-mode="lr-tb"/>
      <style:text-properties fo:font-size="15pt" fo:font-weight="bold" style:font-size-asian="15pt" style:font-size-complex="15pt"/>
    </style:style>
    <style:style style:name="P8" style:family="paragraph" style:parent-style-name="Standard">
      <style:paragraph-properties fo:text-align="justify" style:justify-single-word="false" style:writing-mode="lr-tb"/>
      <style:text-properties fo:font-size="15pt" style:font-size-asian="15pt" style:font-size-complex="15pt"/>
    </style:style>
    <style:style style:name="P9" style:family="paragraph" style:parent-style-name="Standard">
      <style:paragraph-properties fo:margin-left="0.4165in" fo:margin-right="0in" fo:text-align="justify" style:justify-single-word="false" fo:text-indent="0in" style:auto-text-indent="false" style:writing-mode="lr-tb"/>
      <style:text-properties fo:font-size="15pt" fo:font-weight="bold" style:font-size-asian="15pt" style:font-size-complex="15pt"/>
    </style:style>
    <style:style style:name="P10" style:family="paragraph" style:parent-style-name="Text_20_body">
      <style:paragraph-properties fo:margin-left="0.75in" fo:margin-right="0in" fo:text-align="justify" style:justify-single-word="false" fo:text-indent="0in" style:auto-text-indent="false" style:writing-mode="lr-tb"/>
      <style:text-properties fo:font-size="15pt" style:font-size-asian="15pt" style:font-size-complex="15pt"/>
    </style:style>
    <style:style style:name="P11" style:family="paragraph" style:parent-style-name="Text_20_body">
      <style:paragraph-properties fo:margin-top="0in" fo:margin-bottom="0in" loext:contextual-spacing="false" style:writing-mode="lr-tb"/>
      <style:text-properties fo:font-size="15pt" style:font-size-asian="15pt" style:font-size-complex="15pt"/>
    </style:style>
    <style:style style:name="P12" style:family="paragraph" style:parent-style-name="Text_20_body" style:list-style-name="L1">
      <style:paragraph-properties fo:margin-top="0in" fo:margin-bottom="0in" loext:contextual-spacing="false" fo:text-align="justify" style:justify-single-word="false" style:writing-mode="lr-tb"/>
      <style:text-properties fo:font-size="15pt" style:font-size-asian="15pt" style:font-size-complex="15pt"/>
    </style:style>
    <style:style style:name="P13" style:family="paragraph" style:parent-style-name="Text_20_body" style:list-style-name="L2">
      <style:paragraph-properties fo:margin-top="0in" fo:margin-bottom="0in" loext:contextual-spacing="false" fo:text-align="justify" style:justify-single-word="false" style:writing-mode="lr-tb"/>
      <style:text-properties fo:font-size="15pt" style:font-size-asian="15pt" style:font-size-complex="15pt"/>
    </style:style>
    <style:style style:name="P14" style:family="paragraph" style:parent-style-name="Text_20_body" style:list-style-name="L2">
      <style:paragraph-properties fo:margin-top="0in" fo:margin-bottom="0in" loext:contextual-spacing="false" style:writing-mode="lr-tb"/>
      <style:text-properties fo:font-size="15pt" style:font-size-asian="15pt" style:font-size-complex="15pt"/>
    </style:style>
    <style:style style:name="P15" style:family="paragraph" style:parent-style-name="Text_20_body">
      <style:paragraph-properties fo:margin-top="0in" fo:margin-bottom="0in" loext:contextual-spacing="false" style:writing-mode="lr-tb"/>
      <style:text-properties fo:font-size="15pt" fo:font-weight="normal" style:font-size-asian="15pt" style:font-size-complex="15pt"/>
    </style:style>
    <style:style style:name="P16" style:family="paragraph" style:parent-style-name="Text_20_body">
      <style:paragraph-properties fo:margin-top="0in" fo:margin-bottom="0in" loext:contextual-spacing="false" fo:text-align="justify" style:justify-single-word="false" style:writing-mode="lr-tb"/>
      <style:text-properties fo:font-size="15pt" fo:font-weight="normal" style:font-size-asian="15pt" style:font-size-complex="15pt"/>
    </style:style>
    <style:style style:name="P17" style:family="paragraph" style:parent-style-name="Text_20_body">
      <style:paragraph-properties fo:margin-left="0.4165in" fo:margin-right="0in" fo:text-align="justify" style:justify-single-word="false" fo:text-indent="0in" style:auto-text-indent="false" style:writing-mode="lr-tb"/>
      <style:text-properties fo:font-size="15pt" style:font-size-asian="15pt" style:font-size-complex="15pt"/>
    </style:style>
    <style:style style:name="P18" style:family="paragraph" style:parent-style-name="Text_20_body">
      <style:paragraph-properties fo:text-align="justify" style:justify-single-word="false" style:writing-mode="lr-tb"/>
      <style:text-properties style:font-name="Courier New" fo:font-size="15pt" style:font-size-asian="15pt" style:font-size-complex="15pt"/>
    </style:style>
    <style:style style:name="P19" style:family="paragraph" style:parent-style-name="Text_20_body">
      <style:paragraph-properties style:writing-mode="lr-tb"/>
      <style:text-properties style:font-name="Courier New" fo:font-size="15pt" fo:font-weight="normal" style:font-size-asian="15pt" style:font-size-complex="15pt"/>
    </style:style>
    <style:style style:name="P20" style:family="paragraph" style:parent-style-name="Text_20_body">
      <style:paragraph-properties fo:text-align="justify" style:justify-single-word="false" style:writing-mode="lr-tb"/>
      <style:text-properties style:font-name="courier new" fo:font-size="15pt" style:font-size-asian="15pt" style:font-size-complex="15pt"/>
    </style:style>
    <style:style style:name="P21" style:family="paragraph" style:parent-style-name="Text_20_body">
      <style:paragraph-properties fo:text-align="justify" style:justify-single-word="false" style:writing-mode="lr-tb"/>
      <style:text-properties style:font-name="arial" fo:font-size="15pt" style:font-size-asian="15pt" style:font-size-complex="15pt"/>
    </style:style>
    <style:style style:name="P22" style:family="paragraph" style:parent-style-name="Text_20_body">
      <style:paragraph-properties style:writing-mode="lr-tb"/>
      <style:text-properties fo:font-size="15pt" style:font-size-asian="15pt" style:font-size-complex="15pt"/>
    </style:style>
    <style:style style:name="P23" style:family="paragraph" style:parent-style-name="Text_20_body">
      <style:paragraph-properties fo:text-align="justify" style:justify-single-word="false" style:writing-mode="lr-tb"/>
      <style:text-properties fo:font-size="15pt" style:font-size-asian="15pt" style:font-size-complex="15pt"/>
    </style:style>
    <style:style style:name="P24" style:family="paragraph" style:parent-style-name="Text_20_body" style:list-style-name="L1">
      <style:paragraph-properties fo:text-align="justify" style:justify-single-word="false" style:writing-mode="lr-tb"/>
      <style:text-properties fo:font-size="15pt" style:font-size-asian="15pt" style:font-size-complex="15pt"/>
    </style:style>
    <style:style style:name="P25" style:family="paragraph" style:parent-style-name="Text_20_body">
      <style:paragraph-properties style:writing-mode="lr-tb"/>
      <style:text-properties fo:font-size="15pt" fo:font-weight="bold" style:font-size-asian="15pt" style:font-size-complex="15pt"/>
    </style:style>
    <style:style style:name="P26" style:family="paragraph" style:parent-style-name="Text_20_body">
      <style:paragraph-properties fo:text-align="justify" style:justify-single-word="false" style:writing-mode="lr-tb"/>
      <style:text-properties fo:font-size="15pt" fo:font-weight="bold" style:font-size-asian="15pt" style:font-size-complex="15pt"/>
    </style:style>
    <style:style style:name="P27" style:family="paragraph" style:parent-style-name="Text_20_body">
      <style:paragraph-properties style:writing-mode="lr-tb"/>
      <style:text-properties fo:font-size="15pt" fo:font-weight="normal" style:font-size-asian="15pt" style:font-size-complex="15pt"/>
    </style:style>
    <style:style style:name="P28" style:family="paragraph" style:parent-style-name="Text_20_body">
      <style:paragraph-properties fo:text-align="justify" style:justify-single-word="false" style:writing-mode="lr-tb"/>
      <style:text-properties fo:font-size="15pt" fo:font-weight="normal" style:font-size-asian="15pt" style:font-size-complex="15pt"/>
    </style:style>
    <style:style style:name="P29" style:family="paragraph" style:parent-style-name="Text_20_body">
      <style:paragraph-properties fo:margin-left="0.25in" fo:margin-right="0in" fo:text-align="justify" style:justify-single-word="false" fo:text-indent="0in" style:auto-text-indent="false" style:writing-mode="lr-tb"/>
      <style:text-properties style:font-name="Courier New" fo:font-size="15pt" style:font-size-asian="15pt" style:font-size-complex="15pt"/>
    </style:style>
    <style:style style:name="P30" style:family="paragraph" style:parent-style-name="Heading_20_1">
      <style:paragraph-properties style:writing-mode="lr-tb"/>
      <style:text-properties fo:font-size="15pt" style:font-size-asian="15pt" style:font-size-complex="15pt"/>
    </style:style>
    <style:style style:name="P31" style:family="paragraph" style:parent-style-name="Heading_20_1">
      <style:paragraph-properties fo:text-align="justify" style:justify-single-word="false" style:writing-mode="lr-tb"/>
      <style:text-properties fo:font-size="15pt" style:font-size-asian="15pt" style:font-size-complex="15pt"/>
    </style:style>
    <style:style style:name="P32" style:family="paragraph" style:parent-style-name="Quotations">
      <style:paragraph-properties fo:margin-top="0in" fo:margin-bottom="0in" loext:contextual-spacing="false" style:writing-mode="lr-tb"/>
      <style:text-properties fo:font-size="15pt" style:font-size-asian="15pt" style:font-size-complex="15pt"/>
    </style:style>
    <style:style style:name="P33" style:family="paragraph" style:parent-style-name="Quotations">
      <style:paragraph-properties fo:margin-left="0in" fo:margin-right="0in" fo:margin-top="0in" fo:margin-bottom="0in" loext:contextual-spacing="false" fo:text-indent="0in" style:auto-text-indent="false" style:writing-mode="lr-tb"/>
      <style:text-properties fo:font-size="15pt" style:font-size-asian="15pt" style:font-size-complex="15pt"/>
    </style:style>
    <style:style style:name="P34" style:family="paragraph" style:parent-style-name="Quotations">
      <style:paragraph-properties style:writing-mode="lr-tb"/>
      <style:text-properties fo:font-size="15pt" style:font-size-asian="15pt" style:font-size-complex="15pt"/>
    </style:style>
    <style:style style:name="T1" style:family="text">
      <style:text-properties fo:font-size="12pt"/>
    </style:style>
    <style:style style:name="T2" style:family="text">
      <style:text-properties fo:font-size="12pt" fo:font-weight="bold"/>
    </style:style>
    <style:style style:name="T3" style:family="text">
      <style:text-properties fo:font-weight="bold"/>
    </style:style>
    <style:style style:name="T4" style:family="text">
      <style:text-properties fo:font-variant="normal" fo:text-transform="none" fo:font-size="10pt"/>
    </style:style>
    <style:style style:name="T5" style:family="text">
      <style:text-properties fo:font-size="10pt"/>
    </style:style>
    <style:style style:name="T6" style:family="text">
      <style:text-properties fo:font-size="10pt" fo:font-weight="bold"/>
    </style:style>
    <style:style style:name="T7" style:family="text">
      <style:text-properties fo:font-size="10pt" fo:font-weight="normal"/>
    </style:style>
    <style:style style:name="T8" style:family="text">
      <style:text-properties fo:font-size="10pt" fo:font-style="italic"/>
    </style:style>
    <style:style style:name="T9" style:family="text">
      <style:text-properties style:text-position="33% 80%"/>
    </style:style>
    <style:style style:name="T10" style:family="text">
      <style:text-properties style:text-position="33% 80%" fo:font-size="10pt"/>
    </style:style>
    <style:style style:name="T11" style:family="text">
      <style:text-properties style:font-name="Courier New"/>
    </style:style>
    <style:style style:name="T12" style:family="text">
      <style:text-properties style:font-name="Courier New" fo:font-size="10pt"/>
    </style:style>
    <style:style style:name="T13" style:family="text">
      <style:text-properties style:font-name="Courier New" fo:font-size="10pt" fo:font-weight="bold"/>
    </style:style>
    <style:style style:name="T14" style:family="text">
      <style:text-properties style:font-name="Courier New" fo:font-size="10pt" fo:font-style="italic"/>
    </style:style>
    <style:style style:name="T15" style:family="text">
      <style:text-properties style:font-name="Courier New" fo:font-size="8pt" fo:font-weight="normal"/>
    </style:style>
    <style:style style:name="T16" style:family="text">
      <style:text-properties style:font-name="Courier New" fo:font-weight="bold"/>
    </style:style>
    <style:style style:name="T17" style:family="text">
      <style:text-properties style:font-name="Courier New" fo:font-style="italic"/>
    </style:style>
    <style:style style:name="T18" style:family="text">
      <style:text-properties style:font-name="Courier New" fo:font-weight="normal"/>
    </style:style>
    <style:style style:name="T19" style:family="text">
      <style:text-properties style:font-name="courier new"/>
    </style:style>
    <style:style style:name="T20" style:family="text">
      <style:text-properties style:font-name="courier new" fo:font-size="10pt"/>
    </style:style>
    <style:style style:name="T21" style:family="text">
      <style:text-properties style:font-name="courier new" fo:font-size="10pt" fo:font-weight="normal"/>
    </style:style>
    <style:style style:name="T22" style:family="text">
      <style:text-properties style:font-name="courier new" fo:font-weight="normal"/>
    </style:style>
    <style:style style:name="T23" style:family="text">
      <style:text-properties fo:font-style="italic"/>
    </style:style>
    <style:style style:name="T24" style:family="text">
      <style:text-properties fo:font-weight="normal"/>
    </style:style>
    <style:style style:name="T25" style:family="text">
      <style:text-properties style:font-name="ari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 Sheet 1</text:p>
      <text:p text:style-name="P4"/>
      <text:p text:style-name="P3"><text:span text:style-name="T3">Review exercises in C programming</text:span></text:p>
      <text:p text:style-name="P3"><text:tab/>1.Write a program to find the average expenditure of a company for each month of each year, each year and <text:tab/>average over the range of years specified. Use arrays to construct a table, display the table of expenditure and <text:tab/>find the sum and average. </text:p>
      <text:p text:style-name="P10">2.Write a program to find the position of the character 'C' in the sentence "idea without execution is worthless" using pointer and string.</text:p>
      <text:p text:style-name="P10">3.Store and retrieve the name of the students and obtained marks in c programming in 1<text:span text:style-name="T9">st</text:span> semester using structure.</text:p>
      <text:p text:style-name="P10">4.Write a program to read name, rollno, address, and phone number of each student in your class using structure. Store the information in file so that you can recover the information later. While recovering the information from the file sort the information alphabetically according to the name.</text:p>
      <text:p text:style-name="P1"/>
      <text:p text:style-name="P7">Lab Sheet 2</text:p>
      <text:p text:style-name="P7">Additional Features in C++</text:p>
      <text:p text:style-name="P8"> </text:p>
      <text:p text:style-name="P8"> </text:p>
      <text:p text:style-name="P5">Manipulators </text:p>
      <text:p text:style-name="P23">Manipulators are operators that are used to format the data display. The most commonly used manipulators are <text:span text:style-name="T16">endl</text:span> and <text:span text:style-name="T16">setw</text:span><text:span text:style-name="T3">. </text:span>The <text:span text:style-name="T16">endl</text:span> manipulator, when used in an output statement, causes a linefeed to be inserted. It has same effect as using the newline character "\n" in C. For example</text:p>
      <text:p text:style-name="P18">...</text:p>
      <text:p text:style-name="P18">cout&lt;&lt; "LODGING"  &lt;&lt;lexp&lt;&lt;endl;</text:p>
      <text:p text:style-name="P18">cout&lt;&lt; "CLOTHING" &lt;&lt;cexp&lt;&lt;endl;</text:p>
      <text:p text:style-name="P18">cout&lt;&lt; "TRAVELING" &lt;&lt;texp&lt;&lt;endl;</text:p>
      <text:p text:style-name="P18"><text:soft-page-break/>.....</text:p>
      <text:p text:style-name="P23">If we assume that values of variable lexp, cexp and texp are 2000, 800 and 2500 respectively, then output appears is</text:p>
      <text:p text:style-name="P23">LODGING 2000</text:p>
      <text:p text:style-name="P23">CLOTHING 800</text:p>
      <text:p text:style-name="P23">TRAVELING 2500</text:p>
      <text:p text:style-name="P23">It is not the ideal output. <text:span text:style-name="T16">setw(n)</text:span> manipulator eliminate this problem by specifying filed width. The value is right justified within field. For example</text:p>
      <text:p text:style-name="P18">...</text:p>
      <text:p text:style-name="P18">cout&lt;&lt;setw(11)&lt;&lt; "LODGING" &lt;&lt;setw(8)&lt;&lt;lexp&lt;&lt;endl;</text:p>
      <text:p text:style-name="P18">cout&lt;&lt;setw(11)&lt;&lt; "CLOTHING" &lt;&lt;setw(8)&lt;&lt;cexp&lt;&lt;endl;</text:p>
      <text:p text:style-name="P18">cout&lt;&lt;setw(11)&lt;&lt; "TRAVELING" &lt;&lt;setw(8)&lt;&lt;texp&lt;&lt;endl;</text:p>
      <text:p text:style-name="P18">.....</text:p>
      <text:p text:style-name="P23">output of this section is</text:p>
      <text:p text:style-name="P23">  <text:span text:style-name="T11">LODGING    2000</text:span></text:p>
      <text:p text:style-name="P23"> <text:span text:style-name="T11">CLOTHING     800</text:span></text:p>
      <text:p text:style-name="P18">TRAVELING    2500</text:p>
      <text:p text:style-name="P23"> </text:p>
      <text:p text:style-name="P26">Namespace</text:p>
      <text:p text:style-name="P23">The namespace feature in C++ allow us to specify a scope with a name, that is, namespace is a named scope. The namespace feature help us to reduce the problem of polluting the namespace. Namespace is defined as follows.</text:p>
      <text:p text:style-name="P20">namespace nsn</text:p>
      <text:p text:style-name="P20">{</text:p>
      <text:p text:style-name="P23">    <text:span text:style-name="T19">int item;</text:span></text:p>
      <text:p text:style-name="P23">    <text:span text:style-name="T19">void showitem(int it)</text:span></text:p>
      <text:p text:style-name="P23"><text:soft-page-break/>    <text:span text:style-name="T19">{ </text:span></text:p>
      <text:p text:style-name="P23">        <text:span text:style-name="T19">cout&lt;&lt;it;</text:span></text:p>
      <text:p text:style-name="P23">    <text:span text:style-name="T19">}</text:span></text:p>
      <text:p text:style-name="P20">}</text:p>
      <text:p text:style-name="P21">The elements from the namespace are used as</text:p>
      <text:p text:style-name="P20">cout&lt;&lt;nsn::item;</text:p>
      <text:p text:style-name="P21">or it can be accessed by including the particular element as</text:p>
      <text:p text:style-name="P18">using nsn::item;</text:p>
      <text:p text:style-name="P23">after inclusion the statements</text:p>
      <text:p text:style-name="P20">cout&lt;&lt;item;  //correct</text:p>
      <text:p text:style-name="P20">showitem(item);  //not correct</text:p>
      <text:p text:style-name="P23">We can also include every thing from the namespace as</text:p>
      <text:p text:style-name="P20">using namespace nsn;</text:p>
      <text:p text:style-name="P23">After this inclusion every element from the namespace can be used directly as</text:p>
      <text:p text:style-name="P20">cout&lt;&lt;item;</text:p>
      <text:p text:style-name="P20">showitem(item); </text:p>
      <text:p text:style-name="P18"/>
      <text:p text:style-name="P26">Pass by reference</text:p>
      <text:p text:style-name="P23">When an address of the variable/object is passed, the function works directly on the actual variable/object used in the call. This means that any changes made to the variable/object inside the function will reflect in actual variable/object. For example</text:p>
      <text:p text:style-name="P23"> <text:span text:style-name="T11">return_type function_name(datatype &amp;, datatype &amp;)</text:span></text:p>
      <text:p text:style-name="P23"> </text:p>
      <text:p text:style-name="P26">Return by reference</text:p>
      <text:p text:style-name="P23"><text:soft-page-break/>The primary reason of returning the value by reference is to use a function call on the leftside of the equal sign. For example</text:p>
      <text:p text:style-name="P18">max(a,b)=-1</text:p>
      <text:p text:style-name="P23">Here the function should return reference to variables, but not the values, then the function call will yield a reference to either a or b depending on their values. </text:p>
      <text:p text:style-name="P23"> </text:p>
      <text:p text:style-name="P26">Structure with function</text:p>
      <text:p text:style-name="P23">The value of structure variable can be passed as a parameter to a function. For example</text:p>
      <text:p text:style-name="P23"> </text:p>
      <text:p text:style-name="P18">struct stu</text:p>
      <text:p text:style-name="P18">{</text:p>
      <text:p text:style-name="P23">      <text:span text:style-name="T11">...</text:span></text:p>
      <text:p text:style-name="P18">};</text:p>
      <text:p text:style-name="P23"> </text:p>
      <text:p text:style-name="P18">void show(stu);</text:p>
      <text:p text:style-name="P23"> </text:p>
      <text:p text:style-name="P26">Overloaded function</text:p>
      <text:p text:style-name="P23">Overloaded function appears to perform different operation depending on the kind of data sent to it. It performs one operation on one kind of data but another operation on a different kind. The reason behind using the overloaded function is because of its convenience to use the same function name for different operation.</text:p>
      <text:p text:style-name="P23"> </text:p>
      <text:p text:style-name="P18">void convert();               //takes no argument     </text:p>
      <text:p text:style-name="P18">void convert(int n);          //takes one argument of type int</text:p>
      <text:p text:style-name="P18"><text:soft-page-break/>void convert(float,int);      //takes two argument of type float and int</text:p>
      <text:p text:style-name="P23"> </text:p>
      <text:p text:style-name="P23">It uses the number of arguments, and their data types, to distinguish one function from another.</text:p>
      <text:p text:style-name="P23"> </text:p>
      <text:p text:style-name="P26">Inline function</text:p>
      <text:p text:style-name="P23">We know that function save memory space but take some extra time. If the functions are short, we may put in the function directly in the line with the code in the calling program. But the trouble with repeatedly inserting the same code is that you lose the benefits of the program organization and clarity that come with using function. If the function is very short, the instructions necessary to call it may take up as much space as the instructions within the function body, so that there is not only a time penalty but a space penalty as well. The solution to this is the inline function. This kind of function is written like a normal function in the source file but complies into inline code instead of into a function. Beside of this the source file remains well organized and easy to read, since the functions are shown as a separate entity. Functions that are very short, say one or two statements are candidates to be inlined.</text:p>
      <text:p text:style-name="P23"> </text:p>
      <text:p text:style-name="P18">inline(keyword) float(retutn type) convert(int n) </text:p>
      <text:p text:style-name="P23"> i.e</text:p>
      <text:p text:style-name="P18">inline float convert(int n)</text:p>
      <text:p text:style-name="P23"> </text:p>
      <text:p text:style-name="P23">Here all we need is the keyword <text:span text:style-name="T17">inline</text:span> in the function definition.</text:p>
      <text:h text:style-name="P31" text:outline-level="1"><text:bookmark text:name="TOC--"/><text:soft-page-break/> </text:h>
      <text:h text:style-name="P31" text:outline-level="1"><text:bookmark text:name="TOC-Default-Arguments"/>Default Arguments</text:h>
      <text:p text:style-name="P23">The function can be called without specifying all its arguments. This won't work on just any function that is the function declaration must provide default values for those arguments that can be missed.</text:p>
      <text:p text:style-name="P23"> </text:p>
      <text:p text:style-name="P23">Let us take an example</text:p>
      <text:p text:style-name="P18">void dearg(char ='?',int=25);       //declaration with default arguments</text:p>
      <text:p text:style-name="P18">int main()</text:p>
      <text:p text:style-name="P18">{</text:p>
      <text:p text:style-name="P23">    <text:span text:style-name="T11">dearg();</text:span></text:p>
      <text:p text:style-name="P23">    <text:span text:style-name="T11">dearg('&lt;');</text:span></text:p>
      <text:p text:style-name="P23">    <text:span text:style-name="T11">dearg('&gt;',30);</text:span></text:p>
      <text:p text:style-name="P23">    <text:span text:style-name="T11">return 0; </text:span></text:p>
      <text:p text:style-name="P18">}</text:p>
      <text:p text:style-name="P18">void dearg(char ch,int n)           </text:p>
      <text:p text:style-name="P18">{</text:p>
      <text:p text:style-name="P23">      <text:span text:style-name="T11">...</text:span></text:p>
      <text:p text:style-name="P18">}</text:p>
      <text:p text:style-name="P23">Here the function <text:span text:style-name="T16">dearg( )</text:span> takes two arguments. It is called three times from <text:span text:style-name="T16">main( )</text:span> program. The first time it is called with no arguments, second time with one argument and third time with two. The first and second provides default arguments, which will be used if the calling function doesn't supply them. The default argument follows an equal sign, which is placed directly after name. It is also possible to use variable name. If one argument is missing it assumed to the last argument as we show in second.</text:p>
      <text:p text:style-name="P23"><text:soft-page-break/> </text:p>
      <text:p text:style-name="P26">Exercises</text:p>
      <text:p text:style-name="P23">Use manipulators where seems to be useful.</text:p>
      <text:list xml:id="list2398673525" text:style-name="L1">
        <text:list-item>
          <text:p text:style-name="P12">Write a program to set a structure to hold a date (mm,dd and yy), assign values to the members of the structure and print out the values in the format 11/28/2004 by function. Pass the structure to the function </text:p>
        </text:list-item>
        <text:list-item>
          <text:p text:style-name="P12">Write a program using the function overloading that converts feet to inches. Use function with no argument, one argument and two arguments. Decide yourself the types of arguments. Use pass by reference in any one of the function above. </text:p>
        </text:list-item>
        <text:list-item>
          <text:p text:style-name="P12">Define two namespaces: Square and Cube. In both the namespaces, define an integer variable named "num" and a function named "fun". The "fun" function in "Square" namespace, should return the square of an integer passed as an argument while the "fun" function in "Cube" namespace, should return the cube of an integer passed as an argument. In the main function, set the integer variables "num" of both the namespaces with different values. Then, compute and print the cube of the integer variable "num" of the "Square" namespace using the "fun" function of the "Cube" namespace and the square of the integer variable "num" of the "Cube" namespace using the "fun" function of the "Square" namespace. </text:p>
        </text:list-item>
        <text:list-item>
          <text:p text:style-name="P12">Write a function that passes two temperatures by reference and sets the larger of the two numbers to 100 by using return by reference. </text:p>
        </text:list-item>
        <text:list-item>
          <text:p text:style-name="P12">Assume that employee will have to pay 10 percent income tax to the government. Ask user to enter the employee salary. Use inline function to display the net payment to the employee by the company. </text:p>
        </text:list-item>
        <text:list-item>
          <text:p text:style-name="P24">Write a program that displays the current monthly salary of chief executive officer, information officer, and system analyst, programmer that has been increased by 9, 10, 12, and 12 percentages respectively in year 2010. Let us assume that the salaries in year 2009 are </text:p>
        </text:list-item>
      </text:list>
      <text:p text:style-name="P17">Chief executive officer Rs. 35000/m<text:line-break/>Information officer Rs. 25000/m<text:line-break/>System analyst Rs. 24000/m<text:line-break/><text:soft-page-break/>Programmer Rs. 18000/m<text:line-break/>Make function that takes two arguments; one salary and other increment. Use proper default argument.</text:p>
      <text:p text:style-name="P17"/>
      <text:p text:style-name="P17"/>
      <text:p text:style-name="P9">Lab Sheet 3</text:p>
      <text:p text:style-name="P7">Concept of Objects and Classes</text:p>
      <text:p text:style-name="P8"> </text:p>
      <text:p text:style-name="P6">  </text:p>
      <text:p text:style-name="P25">Objects</text:p>
      <text:p text:style-name="P16">Object consists of the data and the functions that operate on the data. Object data is usually private: no functions other than those within the same object can access it. On the other hand, the functions within the object are usually public. They can be accessed by the other functions in the program including the functions in the other objects. So the function in one object can access the data in the other object through the function of that object.</text:p>
      <text:p text:style-name="P23"> </text:p>
      <text:h text:style-name="P30" text:outline-level="1"><text:bookmark text:name="TOC-Classes"/>Classes </text:h>
      <text:p text:style-name="P16">In oops. Objects are variables of classes. It is a specification for any number of objects based on that class. Class itself is a template (data type) for objects. When we actually define the object, of a class we are requesting to allocate memory for that object to hold its data.</text:p>
      <text:p text:style-name="P23"> </text:p>
      <text:p text:style-name="P25">Comments in C++</text:p>
      <text:p text:style-name="P22">In C++, a new symbol for comment <text:span text:style-name="T24">'//'</text:span> (double slash) is introduced and is called one-line comment.</text:p>
      <text:p text:style-name="P22"> </text:p>
      <text:p text:style-name="P19">// this is an example of comment illustration</text:p>
      <text:p text:style-name="P19">stdno=48;     //no of student in 059/bct batch</text:p>
      <text:p text:style-name="P22"><text:soft-page-break/> </text:p>
      <text:p text:style-name="P22">C comment symbols <text:span text:style-name="T24">'/*'</text:span> and <text:span text:style-name="T24">'*/'</text:span> are also valid and can be used for multi-line comments.</text:p>
      <text:p text:style-name="P22"> </text:p>
      <text:p text:style-name="P19">/*this is an example illustrating the multi-line</text:p>
      <text:p text:style-name="P22">       <text:span text:style-name="T18">comment in C++ */</text:span></text:p>
      <text:p text:style-name="P22"> </text:p>
      <text:p text:style-name="P25">Output Statement</text:p>
      <text:p text:style-name="P15">The statement</text:p>
      <text:p text:style-name="P11"> </text:p>
      <text:p text:style-name="P19">cout &lt;&lt; "This is the first lab in C++";</text:p>
      <text:p text:style-name="P22"><text:span text:style-name="T24">cause the string "This is the first lab in C++" to be displayed on the screen. Here </text:span><text:span text:style-name="T19">cout</text:span> <text:span text:style-name="T24">is the predefined object that represents the standard output stream in C++.</text:span></text:p>
      <text:p text:style-name="P11"><text:span text:style-name="T24">The operator '</text:span>&lt;&lt;'<text:span text:style-name="T24">, insertion operator, has a simple interface, i.e it is not necessary to specify the data type of the variable on its right. The insertion operator automatically works with any type of the variable. Another advantage of this is that user-defined data types can also be used with this operator, which is not possible with </text:span><text:span text:style-name="T19">printf( )</text:span> <text:span text:style-name="T24">function.</text:span></text:p>
      <text:p text:style-name="P22"> </text:p>
      <text:p text:style-name="P25">Input Statement</text:p>
      <text:p text:style-name="P27">The following statement reads the value from the keyboard and places it in a variable <text:span text:style-name="T19">size</text:span><text:span text:style-name="T25">.</text:span></text:p>
      <text:p text:style-name="P19">cin &gt;&gt; size;</text:p>
      <text:p text:style-name="P22"><text:span text:style-name="T19">cin</text:span> <text:span text:style-name="T24">identifier represents the standard input device. The </text:span>&gt;&gt; <text:span text:style-name="T24">operator (extraction operator) takes the input from the device. The function is smart enough to interpret the input according to the data type of the variable that holds the value. If </text:span><text:span text:style-name="T22">size</text:span><text:span text:style-name="T24"> is an integer and the user types "25", the integer value 25 will be placed in </text:span><text:span text:style-name="T22">size</text:span><text:span text:style-name="T24">. If the </text:span><text:span text:style-name="T22">size</text:span><text:span text:style-name="T24"> is a string, the string "25" will be placed in it.<text:line-break/></text:span></text:p>
      <text:p text:style-name="P25"><text:soft-page-break/>Data Member</text:p>
      <text:p text:style-name="P28">The data items within a class are called data members. There can be any number of data members in a class. Normally, data members follow the keyword <text:span text:style-name="T19">private</text:span>, so they can be accessed from within the class but not from outside. That is why we say that oops have feature of data hiding. So, it is safe from accidental alteration.</text:p>
      <text:p text:style-name="P19">class demo</text:p>
      <text:p text:style-name="P19">{</text:p>
      <text:p text:style-name="P22">   <text:span text:style-name="T18">private:</text:span></text:p>
      <text:p text:style-name="P22">       <text:span text:style-name="T18">int rollno;                          //member data</text:span></text:p>
      <text:p text:style-name="P22">       <text:span text:style-name="T18">float score;                       //member data</text:span></text:p>
      <text:p text:style-name="P22">   <text:span text:style-name="T18">public:</text:span></text:p>
      <text:p text:style-name="P22">       <text:span text:style-name="T18">setdata( int rl, float sc)   //member function</text:span></text:p>
      <text:p text:style-name="P22">       <text:span text:style-name="T18">{rollno=rl; score=sc;}</text:span></text:p>
      <text:p text:style-name="P22">       <text:span text:style-name="T18">setdata( )</text:span></text:p>
      <text:p text:style-name="P22">       <text:span text:style-name="T18">{</text:span></text:p>
      <text:p text:style-name="P22">          <text:span text:style-name="T18">cout&lt;&lt;"Enter the roll no: \n";</text:span></text:p>
      <text:p text:style-name="P22">          <text:span text:style-name="T18">cin&gt;&gt;rollno;</text:span></text:p>
      <text:p text:style-name="P22">          <text:span text:style-name="T18">cout&lt;&lt;"Score: \n";</text:span></text:p>
      <text:p text:style-name="P22">          <text:span text:style-name="T18">cin&gt;&gt;score;</text:span></text:p>
      <text:p text:style-name="P22">       <text:span text:style-name="T18">}</text:span></text:p>
      <text:p text:style-name="P22">       <text:span text:style-name="T18">showdata( )                 //member function</text:span></text:p>
      <text:p text:style-name="P22">       <text:span text:style-name="T18">{</text:span></text:p>
      <text:p text:style-name="P22">          <text:span text:style-name="T18">cout&lt;&lt;"\Roll No:  " &lt;&lt;rollno&lt;&lt;"has scored "&lt;&lt;score&lt;&lt;endl;</text:span></text:p>
      <text:p text:style-name="P22">       <text:span text:style-name="T18">}</text:span></text:p>
      <text:p text:style-name="P19"><text:soft-page-break/>};</text:p>
      <text:p text:style-name="P22"><text:span text:style-name="T24">above class contains two data items: </text:span><text:span text:style-name="T19">rollno</text:span> <text:span text:style-name="T24">and </text:span><text:span text:style-name="T19">score</text:span><text:span text:style-name="T24">. Here </text:span><text:span text:style-name="T22">rollno</text:span><text:span text:style-name="T24"> is of type </text:span><text:span text:style-name="T19">int</text:span> <text:span text:style-name="T24">and </text:span><text:span text:style-name="T22">score</text:span><text:span text:style-name="T24"> is of type </text:span><text:span text:style-name="T19">float</text:span><text:span text:style-name="T24">.</text:span></text:p>
      <text:p text:style-name="P22"> </text:p>
      <text:p text:style-name="P25">Member Function</text:p>
      <text:p text:style-name="P23"><text:span text:style-name="T24">Member functions are functions that are included within a class. In above example there are two member functions in class </text:span><text:span text:style-name="T22">demo</text:span><text:span text:style-name="T24">: </text:span><text:span text:style-name="T19">setdata( )</text:span> <text:span text:style-name="T24">and </text:span><text:span text:style-name="T19">showdata( )</text:span><text:span text:style-name="T24">. Each function can have one or more statements. The functions </text:span><text:span text:style-name="T19">setdata( )</text:span> <text:span text:style-name="T24">and </text:span><text:span text:style-name="T19">showdata( )</text:span> <text:span text:style-name="T24">follow the keyword </text:span><text:span text:style-name="T22">public</text:span><text:span text:style-name="T24"> which means that they can be accessed from outside the class. It is also possible to declare a function within a class and define it elsewhere.</text:span></text:p>
      <text:p text:style-name="P27">The class demo can be used as follows</text:p>
      <text:p text:style-name="P18">int main()</text:p>
      <text:p text:style-name="P18">{ </text:p>
      <text:p text:style-name="P29">demo d1,d3;</text:p>
      <text:p text:style-name="P29">d1.setdata(12,10.4);</text:p>
      <text:p text:style-name="P29">d3.setdata( );</text:p>
      <text:p text:style-name="P29">d1.showdata( );</text:p>
      <text:p text:style-name="P29">d3.showdata( );</text:p>
      <text:p text:style-name="P29">return 0; </text:p>
      <text:p text:style-name="P18">}</text:p>
      <text:h text:style-name="P30" text:outline-level="1"><text:bookmark text:name="TOC-Defining-the-Objects"/>Defining the Objects</text:h>
      <text:p text:style-name="P23">Here the <text:span text:style-name="T3">d1 and d3</text:span> are defined as objects of class demo. Defining the object is similar to defining a variable of any data type. Space is set-aside for it. Defining the object is creating them i.e instance of the class is created. In general objects in the programs represent physical objects: things that can be felt or seen, for example circle, person, car etc</text:p>
      <text:h text:style-name="P30" text:outline-level="1"><text:bookmark text:name="TOC-Calling-Member-Functions"/><text:soft-page-break/>Calling Member Functions </text:h>
      <text:p text:style-name="P23">Member functions are called as follows</text:p>
      <text:p text:style-name="P18">d1.setdata(12,10.4);</text:p>
      <text:p text:style-name="P18">d3.setdata( );</text:p>
      <text:p text:style-name="P18">d1.showdata( );</text:p>
      <text:p text:style-name="P18">d3.showdata( );</text:p>
      <text:p text:style-name="P23">This syntax is used to call a member function that is associated with a specific object. Because of the <text:span text:style-name="T3">demo</text:span> class, it must always be called in connection with an object of this class. Here the first member function is called by passing the values while the second is called without passing any value. </text:p>
      <text:h text:style-name="P30" text:outline-level="1"><text:bookmark text:name="TOC-Exercises"/> Exercises</text:h>
      <text:list xml:id="list1836691842" text:style-name="L2">
        <text:list-item>
          <text:p text:style-name="P14">Write a simple program that convert the temperature in degree Celsius to degree Fahrenheit and vice versa using the basic concept of class and object. Make separate class for Centigrade and Fahrenheit which will have the private member to hold the temperature value and make conversion functions in each class for conversion from one to other. For example you will have function <text:span text:style-name="T19">toFahrenheit()</text:span> in class Celsius that converts to Fahrenheit scale and returns the value. </text:p>
        </text:list-item>
        <text:list-item>
          <text:p text:style-name="P14">Assume that you want to check whether the number is prime or not. Write a program that asks for a number repeatedly. When it finishes the calculation the program asks if the user wants to do another calculation. The response can be 'y' or 'n'. Don't forget to use the object class concept. </text:p>
        </text:list-item>
        <text:list-item>
          <text:p text:style-name="P13">Create a class called <text:span text:style-name="T19">carpart</text:span> that has <text:span text:style-name="T3">int</text:span> data member for car id, <text:span text:style-name="T3">int</text:span> data member for charge/hour and <text:span text:style-name="T3">float</text:span> data member for time. Set the data and show the charges and parked hours of corresponding car id. Make two member functions for setting and showing the data. Member function should be called from other functions.</text:p>
        </text:list-item>
        <text:list-item>
          <text:p text:style-name="P13">Write a program with classes to represent circle, rectangle and triangle. Each classes should have data members to represent the actual objects and member functions to read and display objects, find perimeter and area of the <text:soft-page-break/>objects and other useful functions. Use the classes to create objects in your program.</text:p>
        </text:list-item>
        <text:list-item>
          <text:p text:style-name="P13">Assume that an object represents an employee report that contains the information like employee id, total bonus, total overtime in a particular year. Use  array of objects to represent <text:span text:style-name="T23">n</text:span> employees' reports. Write a program that displays report. Use <text:span text:style-name="T19">setpara()</text:span> member function to set report attributes by passing the arguments and member function <text:span text:style-name="T19">displayreport()</text:span> to show the reports according to parameter passed. Display the report in following format. </text:p>
        </text:list-item>
      </text:list>
      <text:p text:style-name="P33">Employee with ... ... ... has received Rs ... ... ...as bonus</text:p>
      <text:p text:style-name="P32">and </text:p>
      <text:p text:style-name="P34">had worked ... ... ... hours as a over time in  year ... ... ... </text:p>
      <text:p text:style-name="P17"/>
      <text:p text:style-name="P1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ohit Devanagari1" svg:font-family="'Lohit Devanagari'"/>
    <style:font-face style:name="arial" svg:font-family="arial, sans-serif"/>
    <style:font-face style:name="courier new" svg:font-family="'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17:50:52.898460560</meta:creation-date>
    <dc:date>2018-12-06T17:54:13.525815044</dc:date>
    <meta:editing-duration>PT3M24S</meta:editing-duration>
    <meta:editing-cycles>4</meta:editing-cycles>
    <meta:generator>LibreOffice/6.0.6.2$Linux_X86_64 LibreOffice_project/00m0$Build-2</meta:generator>
    <meta:document-statistic meta:table-count="0" meta:image-count="0" meta:object-count="0" meta:page-count="13" meta:paragraph-count="204" meta:word-count="2406" meta:character-count="14610" meta:non-whitespace-character-count="12011"/>
  </office:meta>
</office:document-meta>
</file>